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18cm" svg:stroke-color="#42829e" svg:stroke-opacity="100%" draw:stroke-linejoin="round" svg:stroke-linecap="round" draw:fill="none" draw:fill-color="#ffffff" fo:padding-top="0.134cm" fo:padding-bottom="0.134cm" fo:padding-left="0.259cm" fo:padding-right="0.259cm" draw:shadow="hidden"/>
    </style:style>
    <style:style style:name="gr3" style:family="graphic" style:parent-style-name="standard">
      <style:graphic-properties draw:stroke="none" draw:fill="none" draw:fill-color="#729fcf" draw:textarea-vertical-align="middle" fo:min-height="0.768cm" fo:min-width="2.54cm" fo:padding-top="0.141cm" fo:padding-bottom="0.141cm" fo:padding-left="0.212cm" fo:padding-right="0.212cm"/>
    </style:style>
    <style:style style:name="gr4" style:family="graphic" style:parent-style-name="standard">
      <style:graphic-properties draw:stroke="solid" svg:stroke-width="0.018cm" svg:stroke-color="#5b9bd5" svg:stroke-opacity="100%" draw:stroke-linejoin="round" svg:stroke-linecap="round" draw:fill="none" draw:fill-color="#ffffff" fo:padding-top="0.134cm" fo:padding-bottom="0.134cm" fo:padding-left="0.259cm" fo:padding-right="0.259cm" draw:shadow="hidden"/>
    </style:style>
    <style:style style:name="gr5" style:family="graphic" style:parent-style-name="standard">
      <style:graphic-properties draw:stroke="none" draw:fill="none" draw:fill-color="#729fcf" draw:textarea-vertical-align="middle" fo:min-height="3.81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729fcf" draw:shadow="hidden"/>
    </style:style>
    <style:style style:name="gr7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729fcf" fo:padding-top="0.138cm" fo:padding-bottom="0.138cm" fo:padding-left="0.263cm" fo:padding-right="0.263cm" draw:shadow="hidden"/>
    </style:style>
    <style:style style:name="gr8" style:family="graphic" style:parent-style-name="standard">
      <style:graphic-properties draw:stroke="none" draw:fill="none" draw:fill-color="#729fcf" draw:textarea-vertical-align="middle" fo:min-height="2.2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fill-color="#729fcf" draw:textarea-vertical-align="middle" fo:min-height="1.5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fill-color="#729fcf" draw:textarea-vertical-align="middle" fo:min-height="0.593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solid" svg:stroke-width="0.026cm" svg:stroke-color="#000000" draw:marker-end="Marker_5f_0" draw:marker-end-width="0.385cm" svg:stroke-opacity="100%" draw:stroke-linejoin="round" svg:stroke-linecap="round" draw:fill="none" draw:fill-color="#729fcf" fo:padding-top="0.138cm" fo:padding-bottom="0.138cm" fo:padding-left="0.263cm" fo:padding-right="0.263cm" draw:shadow="hidden"/>
    </style:style>
    <style:style style:name="gr12" style:family="graphic" style:parent-style-name="standard">
      <style:graphic-properties draw:stroke="none" draw:fill="none" draw:fill-color="#729fcf" draw:textarea-vertical-align="middle" fo:min-height="0.75cm" fo:min-width="2.54cm" fo:padding-top="0.141cm" fo:padding-bottom="0.141cm" fo:padding-left="0.141cm" fo:padding-right="0.141cm"/>
    </style:style>
    <style:style style:name="gr13" style:family="graphic" style:parent-style-name="standard">
      <style:graphic-properties draw:stroke="none" draw:fill="none" draw:fill-color="#729fcf" draw:textarea-vertical-align="middle" fo:min-height="0.588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fill-color="#729fcf" draw:textarea-vertical-align="middle" fo:min-height="0.583cm" fo:min-width="2.54cm" fo:padding-top="0.141cm" fo:padding-bottom="0.141cm" fo:padding-left="0.141cm" fo:padding-right="0.141cm"/>
    </style:style>
    <style:style style:name="gr15" style:family="graphic" style:parent-style-name="standard">
      <style:graphic-properties draw:stroke="solid" svg:stroke-width="0.035cm" svg:stroke-color="#000000" svg:stroke-opacity="100%" draw:stroke-linejoin="round" svg:stroke-linecap="round" draw:fill="none" draw:fill-color="#729fcf" fo:padding-top="0.142cm" fo:padding-bottom="0.142cm" fo:padding-left="0.267cm" fo:padding-right="0.267cm" draw:shadow="hidden"/>
    </style:style>
    <style:style style:name="gr16" style:family="graphic" style:parent-style-name="standard">
      <style:graphic-properties draw:stroke="none" draw:fill="none" draw:fill-color="#729fcf" draw:textarea-vertical-align="top" fo:min-height="5.928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559cm" fo:min-width="1.836cm"/>
    </style:style>
    <style:style style:name="gr20" style:family="graphic" style:parent-style-name="text">
      <style:graphic-properties draw:textarea-vertical-align="middle" draw:auto-grow-height="false" fo:min-height="0.559cm" fo:min-width="1.836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0.559cm" fo:min-width="3.541cm"/>
    </style:style>
    <style:style style:name="gr23" style:family="graphic" style:parent-style-name="standard">
      <style:graphic-properties draw:textarea-horizontal-align="justify" draw:textarea-vertical-align="middle" draw:auto-grow-height="false" fo:min-height="0.559cm" fo:min-width="3.003cm"/>
    </style:style>
    <style:style style:name="gr24" style:family="graphic" style:parent-style-name="standard">
      <style:graphic-properties draw:textarea-horizontal-align="justify" draw:textarea-vertical-align="middle" draw:auto-grow-height="false" fo:min-height="0.559cm" fo:min-width="2.554cm"/>
    </style:style>
    <style:style style:name="gr25" style:family="graphic" style:parent-style-name="standard">
      <style:graphic-properties draw:textarea-horizontal-align="justify" draw:textarea-vertical-align="middle" draw:auto-grow-height="false" fo:min-height="0.559cm" fo:min-width="3.272cm"/>
    </style:style>
    <style:style style:name="gr26" style:family="graphic" style:parent-style-name="standard">
      <style:graphic-properties draw:textarea-horizontal-align="justify" draw:textarea-vertical-align="middle" draw:auto-grow-height="false" fo:min-height="0.559cm" fo:min-width="4.261cm"/>
    </style:style>
    <style:style style:name="gr27" style:family="graphic" style:parent-style-name="standard">
      <style:graphic-properties draw:textarea-horizontal-align="justify" draw:textarea-vertical-align="middle" draw:auto-grow-height="false" fo:min-height="0.559cm" fo:min-width="2.374cm"/>
    </style:style>
    <style:style style:name="gr28" style:family="graphic" style:parent-style-name="standard">
      <style:graphic-properties draw:textarea-horizontal-align="justify" draw:textarea-vertical-align="middle" draw:auto-grow-height="false" fo:min-height="0.559cm" fo:min-width="2.734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solid" draw:fill-color="#729fcf"/>
    </style:style>
    <style:style style:name="P8" style:family="paragraph">
      <loext:graphic-properties draw:fill="none" draw:fill-color="#729fcf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style:font-name="Calibri1" fo:font-size="14pt" style:font-size-asian="14pt" style:font-size-complex="14pt"/>
    </style:style>
    <style:style style:name="P12" style:family="paragraph">
      <style:paragraph-properties fo:text-align="center"/>
      <style:text-properties style:font-name="Calibri1" fo:font-size="14pt" style:text-underline-style="solid" style:text-underline-width="auto" style:text-underline-color="font-color" style:font-size-asian="14pt" style:font-size-complex="14pt"/>
    </style:style>
    <style:style style:name="P13" style:family="paragraph">
      <style:paragraph-properties fo:text-align="center"/>
      <style:text-properties style:font-name="Calibri1" fo:font-size="14pt" style:text-underline-style="none" style:font-size-asian="14pt" style:font-size-complex="14pt"/>
    </style:style>
    <style:style style:name="T1" style:family="text">
      <style:text-properties fo:color="#5b9bd5" style:font-name="Calibri" fo:font-size="18pt" style:font-name-asian="Calibri" style:font-size-asian="18pt" style:font-name-complex="Calibri" style:font-size-complex="18pt"/>
    </style:style>
    <style:style style:name="T2" style:family="text">
      <style:text-properties fo:color="#000000" style:font-name="Calibri" fo:font-size="60pt" style:font-name-asian="Calibri" style:font-size-asian="60pt" style:font-name-complex="Calibri" style:font-size-complex="60pt"/>
    </style:style>
    <style:style style:name="T3" style:family="text">
      <style:text-properties fo:color="#000000" style:font-name="Calibri" fo:font-size="14pt" style:font-name-asian="Calibri" style:font-size-asian="14pt" style:font-name-complex="Calibri" style:font-size-complex="14pt"/>
    </style:style>
    <style:style style:name="T4" style:family="text">
      <style:text-properties fo:color="#000000" style:font-name="Calibri" fo:font-size="24pt" style:font-name-asian="Calibri" style:font-size-asian="24pt" style:font-name-complex="Calibri" style:font-size-complex="24pt"/>
    </style:style>
    <style:style style:name="T5" style:family="text">
      <style:text-properties style:font-name="Calibri1" fo:font-size="14pt" style:font-size-asian="14pt" style:font-size-complex="14pt"/>
    </style:style>
    <style:style style:name="T6" style:family="text">
      <style:text-properties style:font-name="Calibri1"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style:font-name="Calibri1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T DB Schema" draw:style-name="dp1" draw:master-page-name="PM0">
        <draw:g>
          <draw:polygon draw:style-name="gr1" draw:text-style-name="P1" draw:layer="layout" svg:width="45.167cm" svg:height="16.255cm" svg:x="12.446cm" svg:y="17.653cm" svg:viewBox="0 0 45168 16256" draw:points="0,16256 22584,16256 45168,16256 45168,0 22584,0 0,0">
            <text:p/>
          </draw:polygon>
          <draw:polygon draw:style-name="gr2" draw:text-style-name="P2" draw:layer="layout" svg:width="45.167cm" svg:height="16.255cm" svg:x="12.446cm" svg:y="17.653cm" svg:viewBox="0 0 45168 16256" draw:points="0,16256 22584,16256 45168,16256 45168,0 22584,0 0,0">
            <text:p/>
          </draw:polygon>
        </draw:g>
        <draw:frame draw:style-name="gr3" draw:text-style-name="P4" draw:layer="layout" svg:width="44.523cm" svg:height="1.05cm" svg:x="12.373cm" svg:y="17.619cm">
          <draw:text-box>
            <text:p text:style-name="P3"><text:span text:style-name="T1">Pattern Analysis</text:span></text:p>
          </draw:text-box>
        </draw:frame>
        <draw:g xml:id="id1" draw:id="id1">
          <draw:polygon draw:style-name="gr1" draw:text-style-name="P1" draw:layer="layout" svg:width="45.084cm" svg:height="14.057cm" svg:x="12.319cm" svg:y="3.214cm" svg:viewBox="0 0 45085 14058" draw:points="0,14058 22543,14058 45085,14058 45085,0 22543,0 0,0">
            <text:p/>
          </draw:polygon>
          <draw:polygon draw:style-name="gr2" draw:text-style-name="P2" draw:layer="layout" svg:width="45.084cm" svg:height="14.057cm" svg:x="12.319cm" svg:y="3.214cm" svg:viewBox="0 0 45085 14058" draw:points="0,14058 22543,14058 45085,14058 45085,0 22543,0 0,0">
            <text:p/>
          </draw:polygon>
        </draw:g>
        <draw:frame draw:style-name="gr3" draw:text-style-name="P4" draw:layer="layout" svg:width="44.523cm" svg:height="1.05cm" svg:x="12.954cm" svg:y="3.395cm">
          <draw:text-box>
            <text:p text:style-name="P3"><text:span text:style-name="T1">Pattern / Whitelist Configuration</text:span></text:p>
          </draw:text-box>
        </draw:frame>
        <draw:g>
          <draw:polygon draw:style-name="gr1" draw:text-style-name="P1" draw:layer="layout" svg:width="22.181cm" svg:height="5.165cm" svg:x="12.319cm" svg:y="34.341cm" svg:viewBox="0 0 22182 5166" draw:points="0,5166 11090,5166 22182,5166 22182,0 11090,0 0,0">
            <text:p/>
          </draw:polygon>
          <draw:polygon draw:style-name="gr4" draw:text-style-name="P2" draw:layer="layout" svg:width="22.181cm" svg:height="5.165cm" svg:x="12.319cm" svg:y="34.341cm" svg:viewBox="0 0 22182 5166" draw:points="0,5166 11090,5166 22182,5166 22182,0 11090,0 0,0">
            <text:p/>
          </draw:polygon>
        </draw:g>
        <draw:frame draw:style-name="gr3" draw:text-style-name="P4" draw:layer="layout" svg:width="21.5cm" svg:height="1.05cm" svg:x="13cm" svg:y="34.341cm">
          <draw:text-box>
            <text:p text:style-name="P3"><text:span text:style-name="T1">SAP Access Log Data</text:span></text:p>
          </draw:text-box>
        </draw:frame>
        <draw:frame draw:style-name="gr5" draw:text-style-name="P6" draw:layer="layout" svg:width="19.897cm" svg:height="4.1cm" svg:x="19.685cm" svg:y="-0.163cm">
          <draw:text-box>
            <text:p text:style-name="P5"><text:span text:style-name="T2">ART Local Database</text:span></text:p>
          </draw:text-box>
        </draw:frame>
        <draw:g xml:id="id4" draw:id="id4">
          <draw:g>
            <draw:polygon draw:style-name="gr6" draw:text-style-name="P7" draw:layer="layout" svg:width="4cm" svg:height="2.5cm" svg:x="27.876cm" svg:y="7.112cm" svg:viewBox="0 0 4001 2501" draw:points="0,2501 4001,2501 4001,0 0,0">
              <text:p/>
            </draw:polygon>
            <draw:polygon draw:style-name="gr7" draw:text-style-name="P8" draw:layer="layout" svg:width="4cm" svg:height="2.5cm" svg:x="27.876cm" svg:y="7.112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876cm" svg:y="7.112cm">
            <draw:text-box>
              <text:p text:style-name="P5"><text:span text:style-name="T3">Whitelist Entry</text:span></text:p>
            </draw:text-box>
          </draw:frame>
        </draw:g>
        <draw:g xml:id="id49" draw:id="id49">
          <draw:g>
            <draw:polygon draw:style-name="gr6" draw:text-style-name="P7" draw:layer="layout" svg:width="4cm" svg:height="2.5cm" svg:x="17.948cm" svg:y="23.453cm" svg:viewBox="0 0 4001 2501" draw:points="0,2501 4001,2501 4001,0 0,0">
              <text:p/>
            </draw:polygon>
            <draw:polygon draw:style-name="gr7" draw:text-style-name="P8" draw:layer="layout" svg:width="4cm" svg:height="2.5cm" svg:x="17.948cm" svg:y="23.453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7.948cm" svg:y="23.453cm">
            <draw:text-box>
              <text:p text:style-name="P5"><text:span text:style-name="T3">Config History</text:span></text:p>
            </draw:text-box>
          </draw:frame>
        </draw:g>
        <draw:g xml:id="id27" draw:id="id27">
          <draw:g>
            <draw:polygon draw:style-name="gr6" draw:text-style-name="P7" draw:layer="layout" svg:width="4cm" svg:height="2.5cm" svg:x="27.764cm" svg:y="23.453cm" svg:viewBox="0 0 4001 2501" draw:points="0,2501 4001,2501 4001,0 0,0">
              <text:p/>
            </draw:polygon>
            <draw:polygon draw:style-name="gr7" draw:text-style-name="P8" draw:layer="layout" svg:width="4cm" svg:height="2.5cm" svg:x="27.764cm" svg:y="23.453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764cm" svg:y="23.453cm">
            <draw:text-box>
              <text:p text:style-name="P5"><text:span text:style-name="T3">Auth Pattern History</text:span></text:p>
            </draw:text-box>
          </draw:frame>
        </draw:g>
        <draw:g xml:id="id30" draw:id="id30">
          <draw:g>
            <draw:polygon draw:style-name="gr6" draw:text-style-name="P7" draw:layer="layout" svg:width="4cm" svg:height="2.5cm" svg:x="36.971cm" svg:y="23.628cm" svg:viewBox="0 0 4001 2501" draw:points="0,2501 4001,2501 4001,0 0,0">
              <text:p/>
            </draw:polygon>
            <draw:polygon draw:style-name="gr7" draw:text-style-name="P8" draw:layer="layout" svg:width="4cm" svg:height="2.5cm" svg:x="36.971cm" svg:y="23.628cm" svg:viewBox="0 0 4001 2501" draw:points="0,2501 4001,2501 4001,0 0,0">
              <text:p/>
            </draw:polygon>
          </draw:g>
          <draw:frame draw:style-name="gr8" draw:text-style-name="P6" draw:layer="layout" svg:width="4cm" svg:height="2.5cm" svg:x="36.971cm" svg:y="23.628cm">
            <draw:text-box>
              <text:p text:style-name="P5"><text:span text:style-name="T3">Condition History</text:span></text:p>
            </draw:text-box>
          </draw:frame>
        </draw:g>
        <draw:g>
          <draw:g>
            <draw:polygon draw:style-name="gr6" draw:text-style-name="P7" draw:layer="layout" svg:width="2.5cm" svg:height="1.8cm" svg:x="23.764cm" svg:y="23.803cm" svg:viewBox="0 0 2501 1801" draw:points="1251,1801 2501,900 1251,0 0,900">
              <text:p/>
            </draw:polygon>
            <draw:polygon draw:style-name="gr7" draw:text-style-name="P8" draw:layer="layout" svg:width="2.5cm" svg:height="1.8cm" svg:x="23.764cm" svg:y="23.803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3.764cm" svg:y="23.803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21.948cm" svg:y1="24.703cm" svg:x2="23.763cm" svg:y2="24.703cm">
            <text:p/>
          </draw:line>
          <draw:frame draw:style-name="gr10" draw:text-style-name="P6" draw:layer="layout" svg:width="2.469cm" svg:height="0.875cm" svg:x="21.621cm" svg:y="24.266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26.264cm" svg:y1="24.703cm" svg:x2="27.764cm" svg:y2="24.703cm">
            <text:p/>
          </draw:line>
          <draw:frame draw:style-name="gr10" draw:text-style-name="P6" draw:layer="layout" svg:width="2.469cm" svg:height="0.875cm" svg:x="25.779cm" svg:y="24.266cm">
            <draw:text-box>
              <text:p text:style-name="P5"><text:span text:style-name="T3">m</text:span></text:p>
            </draw:text-box>
          </draw:frame>
        </draw:g>
        <draw:g>
          <draw:g>
            <draw:polygon draw:style-name="gr6" draw:text-style-name="P7" draw:layer="layout" svg:width="2.5cm" svg:height="1.8cm" svg:x="33.221cm" svg:y="23.978cm" svg:viewBox="0 0 2501 1801" draw:points="1251,1801 2501,901 1251,0 0,901">
              <text:p/>
            </draw:polygon>
            <draw:polygon draw:style-name="gr7" draw:text-style-name="P8" draw:layer="layout" svg:width="2.5cm" svg:height="1.8cm" svg:x="33.221cm" svg:y="23.978cm" svg:viewBox="0 0 2501 1801" draw:points="1251,1801 2501,901 1251,0 0,901">
              <text:p/>
            </draw:polygon>
          </draw:g>
          <draw:frame draw:style-name="gr9" draw:text-style-name="P6" draw:layer="layout" svg:width="2.5cm" svg:height="1.8cm" svg:x="33.221cm" svg:y="23.978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31.764cm" svg:y1="24.878cm" svg:x2="33.221cm" svg:y2="24.878cm">
            <text:p/>
          </draw:line>
          <draw:frame draw:style-name="gr10" draw:text-style-name="P6" draw:layer="layout" svg:width="2.469cm" svg:height="0.875cm" svg:x="31.258cm" svg:y="24.441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35.722cm" svg:y1="24.878cm" svg:x2="36.972cm" svg:y2="24.878cm">
            <text:p/>
          </draw:line>
          <draw:frame draw:style-name="gr10" draw:text-style-name="P6" draw:layer="layout" svg:width="2.469cm" svg:height="0.875cm" svg:x="35.112cm" svg:y="24.441cm">
            <draw:text-box>
              <text:p text:style-name="P5"><text:span text:style-name="T3">m</text:span></text:p>
            </draw:text-box>
          </draw:frame>
        </draw:g>
        <draw:g xml:id="id31" draw:id="id31">
          <draw:g>
            <draw:polygon draw:style-name="gr6" draw:text-style-name="P7" draw:layer="layout" svg:width="4cm" svg:height="2.5cm" svg:x="42.634cm" svg:y="21.964cm" svg:viewBox="0 0 4001 2501" draw:points="0,2501 4001,2501 4001,0 0,0">
              <text:p/>
            </draw:polygon>
            <draw:polygon draw:style-name="gr7" draw:text-style-name="P8" draw:layer="layout" svg:width="4cm" svg:height="2.5cm" svg:x="42.634cm" svg:y="21.96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42.634cm" svg:y="21.964cm">
            <draw:text-box>
              <text:p text:style-name="P5"><text:span text:style-name="T3">Profile Condition History</text:span></text:p>
            </draw:text-box>
          </draw:frame>
        </draw:g>
        <draw:g xml:id="id34" draw:id="id34">
          <draw:g>
            <draw:polygon draw:style-name="gr6" draw:text-style-name="P7" draw:layer="layout" svg:width="4cm" svg:height="2.5cm" svg:x="42.634cm" svg:y="25.214cm" svg:viewBox="0 0 4001 2501" draw:points="0,2501 4001,2501 4001,0 0,0">
              <text:p/>
            </draw:polygon>
            <draw:polygon draw:style-name="gr7" draw:text-style-name="P8" draw:layer="layout" svg:width="4cm" svg:height="2.5cm" svg:x="42.634cm" svg:y="25.21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42.634cm" svg:y="25.214cm">
            <draw:text-box>
              <text:p text:style-name="P5"><text:span text:style-name="T3">Pattern Condition History</text:span></text:p>
            </draw:text-box>
          </draw:frame>
        </draw:g>
        <draw:line draw:style-name="gr11" draw:text-style-name="P8" draw:layer="layout" svg:x1="42.633cm" svg:y1="24.046cm" svg:x2="40.971cm" svg:y2="24.046cm">
          <text:p/>
        </draw:line>
        <draw:line draw:style-name="gr11" draw:text-style-name="P8" draw:layer="layout" svg:x1="42.633cm" svg:y1="25.671cm" svg:x2="40.971cm" svg:y2="25.671cm">
          <text:p/>
        </draw:line>
        <draw:g xml:id="id36" draw:id="id36">
          <draw:g>
            <draw:polygon draw:style-name="gr6" draw:text-style-name="P7" draw:layer="layout" svg:width="4cm" svg:height="2.5cm" svg:x="51cm" svg:y="25.214cm" svg:viewBox="0 0 4001 2501" draw:points="0,2501 4001,2501 4001,0 0,0">
              <text:p/>
            </draw:polygon>
            <draw:polygon draw:style-name="gr7" draw:text-style-name="P8" draw:layer="layout" svg:width="4cm" svg:height="2.5cm" svg:x="51cm" svg:y="25.21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51cm" svg:y="25.214cm">
            <draw:text-box>
              <text:p text:style-name="P5"><text:span text:style-name="T3">Pattern Condition Property History</text:span></text:p>
            </draw:text-box>
          </draw:frame>
        </draw:g>
        <draw:g>
          <draw:g>
            <draw:polygon draw:style-name="gr6" draw:text-style-name="P7" draw:layer="layout" svg:width="2.5cm" svg:height="1.8cm" svg:x="47.684cm" svg:y="25.564cm" svg:viewBox="0 0 2501 1801" draw:points="1251,1801 2501,901 1251,0 0,901">
              <text:p/>
            </draw:polygon>
            <draw:polygon draw:style-name="gr7" draw:text-style-name="P8" draw:layer="layout" svg:width="2.5cm" svg:height="1.8cm" svg:x="47.684cm" svg:y="25.564cm" svg:viewBox="0 0 2501 1801" draw:points="1251,1801 2501,901 1251,0 0,901">
              <text:p/>
            </draw:polygon>
          </draw:g>
          <draw:frame draw:style-name="gr9" draw:text-style-name="P6" draw:layer="layout" svg:width="2.5cm" svg:height="1.8cm" svg:x="47.684cm" svg:y="25.564cm">
            <draw:text-box>
              <text:p text:style-name="P5"><text:span text:style-name="T3">has</text:span></text:p>
            </draw:text-box>
          </draw:frame>
        </draw:g>
        <draw:g>
          <draw:line draw:style-name="gr7" draw:text-style-name="P8" draw:layer="layout" svg:x1="46.634cm" svg:y1="26.464cm" svg:x2="47.684cm" svg:y2="26.464cm">
            <text:p/>
          </draw:line>
          <draw:frame draw:style-name="gr10" draw:text-style-name="P6" draw:layer="layout" svg:width="2.469cm" svg:height="0.875cm" svg:x="45.924cm" svg:y="26.026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50.184cm" svg:y1="26.464cm" svg:x2="50.999cm" svg:y2="26.464cm">
            <text:p/>
          </draw:line>
          <draw:frame draw:style-name="gr10" draw:text-style-name="P6" draw:layer="layout" svg:width="2.469cm" svg:height="0.875cm" svg:x="49.357cm" svg:y="26.026cm">
            <draw:text-box>
              <text:p text:style-name="P5"><text:span text:style-name="T3">4</text:span></text:p>
            </draw:text-box>
          </draw:frame>
        </draw:g>
        <draw:g>
          <draw:g>
            <draw:polygon draw:style-name="gr6" draw:text-style-name="P7" draw:layer="layout" svg:width="4cm" svg:height="2.5cm" svg:x="1.651cm" svg:y="18.669cm" svg:viewBox="0 0 4001 2501" draw:points="0,2501 4001,2501 4001,0 0,0">
              <text:p/>
            </draw:polygon>
            <draw:polygon draw:style-name="gr7" draw:text-style-name="P8" draw:layer="layout" svg:width="4cm" svg:height="2.5cm" svg:x="1.651cm" svg:y="18.669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.651cm" svg:y="18.669cm">
            <draw:text-box>
              <text:p text:style-name="P5"><text:span text:style-name="T3">Data Analyst</text:span></text:p>
            </draw:text-box>
          </draw:frame>
        </draw:g>
        <draw:g xml:id="id47" draw:id="id47">
          <draw:g>
            <draw:polygon draw:style-name="gr6" draw:text-style-name="P7" draw:layer="layout" svg:width="4cm" svg:height="2.5cm" svg:x="17.906cm" svg:y="29.506cm" svg:viewBox="0 0 4001 2501" draw:points="0,2501 4001,2501 4001,0 0,0">
              <text:p/>
            </draw:polygon>
            <draw:polygon draw:style-name="gr7" draw:text-style-name="P8" draw:layer="layout" svg:width="4cm" svg:height="2.5cm" svg:x="17.906cm" svg:y="29.506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7.906cm" svg:y="29.506cm">
            <draw:text-box>
              <text:p text:style-name="P5"><text:span text:style-name="T3">ART Query</text:span></text:p>
            </draw:text-box>
          </draw:frame>
        </draw:g>
        <draw:g xml:id="id43" draw:id="id43">
          <draw:g>
            <draw:polygon draw:style-name="gr6" draw:text-style-name="P7" draw:layer="layout" svg:width="4cm" svg:height="2.5cm" svg:x="27.837cm" svg:y="29.506cm" svg:viewBox="0 0 4001 2501" draw:points="0,2501 4001,2501 4001,0 0,0">
              <text:p/>
            </draw:polygon>
            <draw:polygon draw:style-name="gr7" draw:text-style-name="P8" draw:layer="layout" svg:width="4cm" svg:height="2.5cm" svg:x="27.837cm" svg:y="29.506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837cm" svg:y="29.506cm">
            <draw:text-box>
              <text:p text:style-name="P5"><text:span text:style-name="T3">Critical Access</text:span></text:p>
            </draw:text-box>
          </draw:frame>
        </draw:g>
        <draw:g>
          <draw:g>
            <draw:polygon draw:style-name="gr6" draw:text-style-name="P7" draw:layer="layout" svg:width="2.5cm" svg:height="1.8cm" svg:x="18.656cm" svg:y="26.859cm" svg:viewBox="0 0 2501 1801" draw:points="1251,1801 2501,900 1251,0 0,900">
              <text:p/>
            </draw:polygon>
            <draw:polygon draw:style-name="gr7" draw:text-style-name="P8" draw:layer="layout" svg:width="2.5cm" svg:height="1.8cm" svg:x="18.656cm" svg:y="26.859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8.656cm" svg:y="26.859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19.906cm" svg:y1="25.953cm" svg:x2="19.906cm" svg:y2="26.859cm">
            <text:p/>
          </draw:line>
          <draw:frame draw:style-name="gr10" draw:text-style-name="P6" draw:layer="layout" svg:width="2.469cm" svg:height="0.875cm" svg:x="18.671cm" svg:y="25.969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19.906cm" svg:y1="28.659cm" svg:x2="19.906cm" svg:y2="29.505cm">
            <text:p/>
          </draw:line>
          <draw:frame draw:style-name="gr10" draw:text-style-name="P6" draw:layer="layout" svg:width="2.469cm" svg:height="0.875cm" svg:x="18.671cm" svg:y="28.645cm">
            <draw:text-box>
              <text:p text:style-name="P5"><text:span text:style-name="T3">m</text:span></text:p>
            </draw:text-box>
          </draw:frame>
        </draw:g>
        <draw:g>
          <draw:g>
            <draw:polygon draw:style-name="gr6" draw:text-style-name="P7" draw:layer="layout" svg:width="2.5cm" svg:height="1.8cm" svg:x="23.722cm" svg:y="29.856cm" svg:viewBox="0 0 2501 1801" draw:points="1251,1801 2501,899 1251,0 0,899">
              <text:p/>
            </draw:polygon>
            <draw:polygon draw:style-name="gr7" draw:text-style-name="P8" draw:layer="layout" svg:width="2.5cm" svg:height="1.8cm" svg:x="23.722cm" svg:y="29.856cm" svg:viewBox="0 0 2501 1801" draw:points="1251,1801 2501,899 1251,0 0,899">
              <text:p/>
            </draw:polygon>
          </draw:g>
          <draw:frame draw:style-name="gr9" draw:text-style-name="P6" draw:layer="layout" svg:width="2.5cm" svg:height="1.8cm" svg:x="23.722cm" svg:y="29.856cm">
            <draw:text-box>
              <text:p text:style-name="P5"><text:span text:style-name="T3">has</text:span></text:p>
            </draw:text-box>
          </draw:frame>
        </draw:g>
        <draw:g>
          <draw:line draw:style-name="gr7" draw:text-style-name="P8" draw:layer="layout" svg:x1="21.906cm" svg:y1="30.756cm" svg:x2="23.721cm" svg:y2="30.756cm">
            <text:p/>
          </draw:line>
          <draw:frame draw:style-name="gr10" draw:text-style-name="P6" draw:layer="layout" svg:width="2.469cm" svg:height="0.875cm" svg:x="21.579cm" svg:y="30.319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26.221cm" svg:y1="30.756cm" svg:x2="27.836cm" svg:y2="30.756cm">
            <text:p/>
          </draw:line>
          <draw:frame draw:style-name="gr10" draw:text-style-name="P6" draw:layer="layout" svg:width="2.469cm" svg:height="0.875cm" svg:x="25.795cm" svg:y="30.319cm">
            <draw:text-box>
              <text:p text:style-name="P5"><text:span text:style-name="T3">n</text:span></text:p>
            </draw:text-box>
          </draw:frame>
        </draw:g>
        <draw:g>
          <draw:g>
            <draw:polygon draw:style-name="gr6" draw:text-style-name="P7" draw:layer="layout" svg:width="2.5cm" svg:height="1.8cm" svg:x="28.472cm" svg:y="26.859cm" svg:viewBox="0 0 2501 1801" draw:points="1251,1801 2501,900 1251,0 0,900">
              <text:p/>
            </draw:polygon>
            <draw:polygon draw:style-name="gr7" draw:text-style-name="P8" draw:layer="layout" svg:width="2.5cm" svg:height="1.8cm" svg:x="28.472cm" svg:y="26.859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8.472cm" svg:y="26.859cm">
            <draw:text-box>
              <text:p text:style-name="P5"><text:span text:style-name="T3">applies to</text:span></text:p>
            </draw:text-box>
          </draw:frame>
        </draw:g>
        <draw:g>
          <draw:line draw:style-name="gr7" draw:text-style-name="P8" draw:layer="layout" svg:x1="29.722cm" svg:y1="25.953cm" svg:x2="29.722cm" svg:y2="26.859cm">
            <text:p/>
          </draw:line>
          <draw:frame draw:style-name="gr10" draw:text-style-name="P6" draw:layer="layout" svg:width="2.469cm" svg:height="0.875cm" svg:x="28.487cm" svg:y="25.969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29.722cm" svg:y1="28.659cm" svg:x2="29.722cm" svg:y2="29.505cm">
            <text:p/>
          </draw:line>
          <draw:frame draw:style-name="gr10" draw:text-style-name="P6" draw:layer="layout" svg:width="2.469cm" svg:height="0.875cm" svg:x="28.487cm" svg:y="28.645cm">
            <draw:text-box>
              <text:p text:style-name="P5"><text:span text:style-name="T3">n</text:span></text:p>
            </draw:text-box>
          </draw:frame>
        </draw:g>
        <draw:g>
          <draw:g>
            <draw:polygon draw:style-name="gr6" draw:text-style-name="P7" draw:layer="layout" svg:width="4cm" svg:height="2.5cm" svg:x="17.906cm" svg:y="35.5cm" svg:viewBox="0 0 4001 2501" draw:points="0,2501 4001,2501 4001,0 0,0">
              <text:p/>
            </draw:polygon>
            <draw:polygon draw:style-name="gr7" draw:text-style-name="P8" draw:layer="layout" svg:width="4cm" svg:height="2.5cm" svg:x="17.906cm" svg:y="35.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7.906cm" svg:y="35.5cm">
            <draw:text-box>
              <text:p text:style-name="P5"><text:span text:style-name="T3">SAP Log</text:span></text:p>
            </draw:text-box>
          </draw:frame>
        </draw:g>
        <draw:g>
          <draw:g>
            <draw:polygon draw:style-name="gr6" draw:text-style-name="P7" draw:layer="layout" svg:width="4cm" svg:height="2.5cm" svg:x="27.837cm" svg:y="35.5cm" svg:viewBox="0 0 4001 2501" draw:points="0,2501 4001,2501 4001,0 0,0">
              <text:p/>
            </draw:polygon>
            <draw:polygon draw:style-name="gr7" draw:text-style-name="P8" draw:layer="layout" svg:width="4cm" svg:height="2.5cm" svg:x="27.837cm" svg:y="35.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837cm" svg:y="35.5cm">
            <draw:text-box>
              <text:p text:style-name="P5"><text:span text:style-name="T3">SAP Log Entry</text:span></text:p>
            </draw:text-box>
          </draw:frame>
        </draw:g>
        <draw:g>
          <draw:g>
            <draw:polygon draw:style-name="gr6" draw:text-style-name="P7" draw:layer="layout" svg:width="2.5cm" svg:height="1.8cm" svg:x="28.587cm" svg:y="32.853cm" svg:viewBox="0 0 2501 1801" draw:points="1251,1801 2501,901 1251,0 0,901">
              <text:p/>
            </draw:polygon>
            <draw:polygon draw:style-name="gr7" draw:text-style-name="P8" draw:layer="layout" svg:width="2.5cm" svg:height="1.8cm" svg:x="28.587cm" svg:y="32.853cm" svg:viewBox="0 0 2501 1801" draw:points="1251,1801 2501,901 1251,0 0,901">
              <text:p/>
            </draw:polygon>
          </draw:g>
          <draw:frame draw:style-name="gr9" draw:text-style-name="P6" draw:layer="layout" svg:width="2.5cm" svg:height="1.8cm" svg:x="28.587cm" svg:y="32.853cm">
            <draw:text-box>
              <text:p text:style-name="P5"><text:span text:style-name="T3">derives from</text:span></text:p>
            </draw:text-box>
          </draw:frame>
        </draw:g>
        <draw:g>
          <draw:line draw:style-name="gr7" draw:text-style-name="P8" draw:layer="layout" svg:x1="29.837cm" svg:y1="32.006cm" svg:x2="29.837cm" svg:y2="32.852cm">
            <text:p/>
          </draw:line>
          <draw:frame draw:style-name="gr10" draw:text-style-name="P6" draw:layer="layout" svg:width="2.469cm" svg:height="0.875cm" svg:x="28.603cm" svg:y="31.992cm">
            <draw:text-box>
              <text:p text:style-name="P5"><text:span text:style-name="T3">0 ... 1</text:span></text:p>
            </draw:text-box>
          </draw:frame>
        </draw:g>
        <draw:g>
          <draw:line draw:style-name="gr7" draw:text-style-name="P8" draw:layer="layout" svg:x1="29.837cm" svg:y1="34.653cm" svg:x2="29.837cm" svg:y2="35.499cm">
            <text:p/>
          </draw:line>
          <draw:frame draw:style-name="gr10" draw:text-style-name="P6" draw:layer="layout" svg:width="2.469cm" svg:height="0.875cm" svg:x="28.603cm" svg:y="34.639cm">
            <draw:text-box>
              <text:p text:style-name="P5"><text:span text:style-name="T3">1</text:span></text:p>
            </draw:text-box>
          </draw:frame>
        </draw:g>
        <draw:g>
          <draw:g>
            <draw:polygon draw:style-name="gr6" draw:text-style-name="P7" draw:layer="layout" svg:width="2.5cm" svg:height="1.8cm" svg:x="23.722cm" svg:y="35.85cm" svg:viewBox="0 0 2501 1801" draw:points="1251,1801 2501,900 1251,0 0,900">
              <text:p/>
            </draw:polygon>
            <draw:polygon draw:style-name="gr7" draw:text-style-name="P8" draw:layer="layout" svg:width="2.5cm" svg:height="1.8cm" svg:x="23.722cm" svg:y="35.85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3.722cm" svg:y="35.85cm">
            <draw:text-box>
              <text:p text:style-name="P5"><text:span text:style-name="T3">has</text:span></text:p>
            </draw:text-box>
          </draw:frame>
        </draw:g>
        <draw:g>
          <draw:line draw:style-name="gr7" draw:text-style-name="P8" draw:layer="layout" svg:x1="21.906cm" svg:y1="36.75cm" svg:x2="23.721cm" svg:y2="36.75cm">
            <text:p/>
          </draw:line>
          <draw:frame draw:style-name="gr10" draw:text-style-name="P6" draw:layer="layout" svg:width="2.469cm" svg:height="0.875cm" svg:x="21.579cm" svg:y="36.313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26.221cm" svg:y1="36.75cm" svg:x2="27.836cm" svg:y2="36.75cm">
            <text:p/>
          </draw:line>
          <draw:frame draw:style-name="gr10" draw:text-style-name="P6" draw:layer="layout" svg:width="2.469cm" svg:height="0.875cm" svg:x="25.795cm" svg:y="36.313cm">
            <draw:text-box>
              <text:p text:style-name="P5"><text:span text:style-name="T3">n</text:span></text:p>
            </draw:text-box>
          </draw:frame>
        </draw:g>
        <draw:g xml:id="id48" draw:id="id48">
          <draw:g>
            <draw:polygon draw:style-name="gr6" draw:text-style-name="P7" draw:layer="layout" svg:width="2.5cm" svg:height="1.8cm" svg:x="12.866cm" svg:y="23.495cm" svg:viewBox="0 0 2501 1801" draw:points="1251,1801 2501,900 1251,0 0,900">
              <text:p/>
            </draw:polygon>
            <draw:polygon draw:style-name="gr7" draw:text-style-name="P8" draw:layer="layout" svg:width="2.5cm" svg:height="1.8cm" svg:x="12.866cm" svg:y="23.495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2.866cm" svg:y="23.495cm">
            <draw:text-box>
              <text:p text:style-name="P5"><text:span text:style-name="T3">is part of</text:span></text:p>
            </draw:text-box>
          </draw:frame>
        </draw:g>
        <draw:g>
          <draw:g>
            <draw:polygon draw:style-name="gr6" draw:text-style-name="P7" draw:layer="layout" svg:width="2.5cm" svg:height="1.8cm" svg:x="13.042cm" svg:y="12.25cm" svg:viewBox="0 0 2501 1801" draw:points="1251,1801 2501,900 1251,0 0,900">
              <text:p/>
            </draw:polygon>
            <draw:polygon draw:style-name="gr7" draw:text-style-name="P8" draw:layer="layout" svg:width="2.5cm" svg:height="1.8cm" svg:x="13.042cm" svg:y="12.25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3.042cm" svg:y="12.25cm">
            <draw:text-box>
              <text:p text:style-name="P5"><text:span text:style-name="T3">creates</text:span></text:p>
            </draw:text-box>
          </draw:frame>
        </draw:g>
        <draw:g>
          <draw:line draw:style-name="gr7" draw:text-style-name="P8" draw:layer="layout" svg:x1="15.543cm" svg:y1="13.15cm" svg:x2="18.042cm" svg:y2="13.15cm">
            <text:p/>
          </draw:line>
          <draw:frame draw:style-name="gr10" draw:text-style-name="P6" draw:layer="layout" svg:width="2.469cm" svg:height="0.875cm" svg:x="15.558cm" svg:y="12.713cm">
            <draw:text-box>
              <text:p text:style-name="P5"><text:span text:style-name="T3">n</text:span></text:p>
            </draw:text-box>
          </draw:frame>
        </draw:g>
        <draw:g>
          <draw:line draw:style-name="gr7" draw:text-style-name="P8" draw:layer="layout" svg:x1="3.429cm" svg:y1="18.669cm" svg:x2="13.489cm" svg:y2="13.471cm">
            <text:p/>
          </draw:line>
          <draw:frame draw:style-name="gr10" draw:text-style-name="P6" draw:layer="layout" svg:width="6.227cm" svg:height="0.875cm" svg:x="5.343cm" svg:y="15.632cm">
            <draw:text-box>
              <text:p text:style-name="P5"><text:span text:style-name="T3">1</text:span></text:p>
            </draw:text-box>
          </draw:frame>
        </draw:g>
        <draw:g xml:id="id55" draw:id="id55">
          <draw:g>
            <draw:polygon draw:style-name="gr6" draw:text-style-name="P7" draw:layer="layout" svg:width="2.5cm" svg:height="1.8cm" svg:x="13.208cm" svg:y="7.47cm" svg:viewBox="0 0 2501 1801" draw:points="1251,1801 2501,900 1251,0 0,900">
              <text:p/>
            </draw:polygon>
            <draw:polygon draw:style-name="gr7" draw:text-style-name="P8" draw:layer="layout" svg:width="2.5cm" svg:height="1.8cm" svg:x="13.208cm" svg:y="7.47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3.208cm" svg:y="7.47cm">
            <draw:text-box>
              <text:p text:style-name="P5"><text:span text:style-name="T3">creates</text:span></text:p>
            </draw:text-box>
          </draw:frame>
        </draw:g>
        <draw:g>
          <draw:line draw:style-name="gr7" draw:text-style-name="P8" draw:layer="layout" svg:x1="3.429cm" svg:y1="18.669cm" svg:x2="13.716cm" svg:y2="8.636cm">
            <text:p/>
          </draw:line>
          <draw:frame draw:style-name="gr12" draw:text-style-name="P6" draw:layer="layout" svg:width="6.598cm" svg:height="1.032cm" svg:x="5.272cm" svg:y="13.136cm">
            <draw:text-box>
              <text:p text:style-name="P5"><text:span text:style-name="T3">1</text:span></text:p>
            </draw:text-box>
          </draw:frame>
        </draw:g>
        <draw:g>
          <draw:g>
            <draw:polygon draw:style-name="gr6" draw:text-style-name="P7" draw:layer="layout" svg:width="2.5cm" svg:height="1.8cm" svg:x="13.59cm" svg:y="29.856cm" svg:viewBox="0 0 2501 1801" draw:points="1251,1801 2501,899 1251,0 0,899">
              <text:p/>
            </draw:polygon>
            <draw:polygon draw:style-name="gr7" draw:text-style-name="P8" draw:layer="layout" svg:width="2.5cm" svg:height="1.8cm" svg:x="13.59cm" svg:y="29.856cm" svg:viewBox="0 0 2501 1801" draw:points="1251,1801 2501,899 1251,0 0,899">
              <text:p/>
            </draw:polygon>
          </draw:g>
          <draw:frame draw:style-name="gr9" draw:text-style-name="P6" draw:layer="layout" svg:width="2.5cm" svg:height="1.8cm" svg:x="13.59cm" svg:y="29.856cm">
            <draw:text-box>
              <text:p text:style-name="P5"><text:span text:style-name="T3">executes</text:span></text:p>
            </draw:text-box>
          </draw:frame>
        </draw:g>
        <draw:g>
          <draw:line draw:style-name="gr7" draw:text-style-name="P8" draw:layer="layout" svg:x1="3.175cm" svg:y1="21.209cm" svg:x2="13.907cm" svg:y2="30.53cm">
            <text:p/>
          </draw:line>
          <draw:frame draw:style-name="gr13" draw:text-style-name="P6" draw:layer="layout" svg:width="6.013cm" svg:height="0.87cm" svg:x="5.532cm" svg:y="25.434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16.09cm" svg:y1="30.756cm" svg:x2="17.905cm" svg:y2="30.756cm">
            <text:p/>
          </draw:line>
          <draw:frame draw:style-name="gr10" draw:text-style-name="P6" draw:layer="layout" svg:width="2.469cm" svg:height="0.875cm" svg:x="15.763cm" svg:y="30.319cm">
            <draw:text-box>
              <text:p text:style-name="P5"><text:span text:style-name="T3">n</text:span></text:p>
            </draw:text-box>
          </draw:frame>
        </draw:g>
        <draw:g xml:id="id51" draw:id="id51">
          <draw:g>
            <draw:polygon draw:style-name="gr6" draw:text-style-name="P7" draw:layer="layout" svg:width="4cm" svg:height="2.5cm" svg:x="18.042cm" svg:y="11.863cm" svg:viewBox="0 0 4001 2501" draw:points="0,2501 4001,2501 4001,0 0,0">
              <text:p/>
            </draw:polygon>
            <draw:polygon draw:style-name="gr7" draw:text-style-name="P8" draw:layer="layout" svg:width="4cm" svg:height="2.5cm" svg:x="18.042cm" svg:y="11.863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8.042cm" svg:y="11.863cm">
            <draw:text-box>
              <text:p text:style-name="P5"><text:span text:style-name="T3">Config</text:span></text:p>
            </draw:text-box>
          </draw:frame>
        </draw:g>
        <draw:g xml:id="id16" draw:id="id16">
          <draw:g>
            <draw:polygon draw:style-name="gr6" draw:text-style-name="P7" draw:layer="layout" svg:width="4cm" svg:height="2.5cm" svg:x="27.858cm" svg:y="11.863cm" svg:viewBox="0 0 4001 2501" draw:points="0,2501 4001,2501 4001,0 0,0">
              <text:p/>
            </draw:polygon>
            <draw:polygon draw:style-name="gr7" draw:text-style-name="P8" draw:layer="layout" svg:width="4cm" svg:height="2.5cm" svg:x="27.858cm" svg:y="11.863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858cm" svg:y="11.863cm">
            <draw:text-box>
              <text:p text:style-name="P5"><text:span text:style-name="T3">Auth Pattern</text:span></text:p>
            </draw:text-box>
          </draw:frame>
        </draw:g>
        <draw:g>
          <draw:g>
            <draw:polygon draw:style-name="gr6" draw:text-style-name="P7" draw:layer="layout" svg:width="2.5cm" svg:height="1.8cm" svg:x="23.858cm" svg:y="12.213cm" svg:viewBox="0 0 2501 1801" draw:points="1251,1801 2501,900 1251,0 0,900">
              <text:p/>
            </draw:polygon>
            <draw:polygon draw:style-name="gr7" draw:text-style-name="P8" draw:layer="layout" svg:width="2.5cm" svg:height="1.8cm" svg:x="23.858cm" svg:y="12.213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3.858cm" svg:y="12.213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22.042cm" svg:y1="13.113cm" svg:x2="23.857cm" svg:y2="13.113cm">
            <text:p/>
          </draw:line>
          <draw:frame draw:style-name="gr10" draw:text-style-name="P6" draw:layer="layout" svg:width="2.469cm" svg:height="0.875cm" svg:x="21.716cm" svg:y="12.675cm">
            <draw:text-box>
              <text:p text:style-name="P5"><text:span text:style-name="T3">n</text:span></text:p>
            </draw:text-box>
          </draw:frame>
        </draw:g>
        <draw:g>
          <draw:line draw:style-name="gr7" draw:text-style-name="P8" draw:layer="layout" svg:x1="26.358cm" svg:y1="13.113cm" svg:x2="27.858cm" svg:y2="13.113cm">
            <text:p/>
          </draw:line>
          <draw:frame draw:style-name="gr10" draw:text-style-name="P6" draw:layer="layout" svg:width="2.469cm" svg:height="0.875cm" svg:x="25.873cm" svg:y="12.675cm">
            <draw:text-box>
              <text:p text:style-name="P5"><text:span text:style-name="T3">m</text:span></text:p>
            </draw:text-box>
          </draw:frame>
        </draw:g>
        <draw:g xml:id="id23" draw:id="id23">
          <draw:g>
            <draw:polygon draw:style-name="gr6" draw:text-style-name="P7" draw:layer="layout" svg:width="4cm" svg:height="2.5cm" svg:x="17.961cm" svg:y="18.664cm" svg:viewBox="0 0 4001 2501" draw:points="0,2501 4001,2501 4001,0 0,0">
              <text:p/>
            </draw:polygon>
            <draw:polygon draw:style-name="gr7" draw:text-style-name="P8" draw:layer="layout" svg:width="4cm" svg:height="2.5cm" svg:x="17.961cm" svg:y="18.66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7.961cm" svg:y="18.664cm">
            <draw:text-box>
              <text:p text:style-name="P5"><text:span text:style-name="T3">Whitelist History</text:span></text:p>
            </draw:text-box>
          </draw:frame>
        </draw:g>
        <draw:g xml:id="id18" draw:id="id18">
          <draw:g>
            <draw:polygon draw:style-name="gr6" draw:text-style-name="P7" draw:layer="layout" svg:width="4cm" svg:height="2.5cm" svg:x="27.776cm" svg:y="18.664cm" svg:viewBox="0 0 4001 2501" draw:points="0,2501 4001,2501 4001,0 0,0">
              <text:p/>
            </draw:polygon>
            <draw:polygon draw:style-name="gr7" draw:text-style-name="P8" draw:layer="layout" svg:width="4cm" svg:height="2.5cm" svg:x="27.776cm" svg:y="18.66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27.776cm" svg:y="18.664cm">
            <draw:text-box>
              <text:p text:style-name="P5"><text:span text:style-name="T3">Whitelist Entry History</text:span></text:p>
            </draw:text-box>
          </draw:frame>
        </draw:g>
        <draw:g>
          <draw:g>
            <draw:polygon draw:style-name="gr6" draw:text-style-name="P7" draw:layer="layout" svg:width="2.5cm" svg:height="1.8cm" svg:x="23.776cm" svg:y="19.014cm" svg:viewBox="0 0 2501 1801" draw:points="1251,1801 2501,900 1251,0 0,900">
              <text:p/>
            </draw:polygon>
            <draw:polygon draw:style-name="gr7" draw:text-style-name="P8" draw:layer="layout" svg:width="2.5cm" svg:height="1.8cm" svg:x="23.776cm" svg:y="19.014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3.776cm" svg:y="19.014cm">
            <draw:text-box>
              <text:p text:style-name="P5"><text:span text:style-name="T3">contains</text:span></text:p>
            </draw:text-box>
          </draw:frame>
        </draw:g>
        <draw:g>
          <draw:line draw:style-name="gr7" draw:text-style-name="P8" draw:layer="layout" svg:x1="21.961cm" svg:y1="19.914cm" svg:x2="23.776cm" svg:y2="19.914cm">
            <text:p/>
          </draw:line>
          <draw:frame draw:style-name="gr10" draw:text-style-name="P6" draw:layer="layout" svg:width="2.469cm" svg:height="0.875cm" svg:x="21.634cm" svg:y="19.476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26.276cm" svg:y1="19.914cm" svg:x2="27.776cm" svg:y2="19.914cm">
            <text:p/>
          </draw:line>
          <draw:frame draw:style-name="gr10" draw:text-style-name="P6" draw:layer="layout" svg:width="2.469cm" svg:height="0.875cm" svg:x="25.792cm" svg:y="19.476cm">
            <draw:text-box>
              <text:p text:style-name="P5"><text:span text:style-name="T3">n</text:span></text:p>
            </draw:text-box>
          </draw:frame>
        </draw:g>
        <draw:g>
          <draw:g>
            <draw:polygon draw:style-name="gr6" draw:text-style-name="P7" draw:layer="layout" svg:width="2.5cm" svg:height="1.8cm" svg:x="13.59cm" svg:y="35.85cm" svg:viewBox="0 0 2501 1801" draw:points="1251,1801 2501,900 1251,0 0,900">
              <text:p/>
            </draw:polygon>
            <draw:polygon draw:style-name="gr7" draw:text-style-name="P8" draw:layer="layout" svg:width="2.5cm" svg:height="1.8cm" svg:x="13.59cm" svg:y="35.85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13.59cm" svg:y="35.85cm">
            <draw:text-box>
              <text:p text:style-name="P5"><text:span text:style-name="T3">imports</text:span></text:p>
            </draw:text-box>
          </draw:frame>
        </draw:g>
        <draw:g>
          <draw:line draw:style-name="gr7" draw:text-style-name="P8" draw:layer="layout" svg:x1="3.302cm" svg:y1="21.336cm" svg:x2="13.8cm" svg:y2="36.601cm">
            <text:p/>
          </draw:line>
          <draw:frame draw:style-name="gr14" draw:text-style-name="P6" draw:layer="layout" svg:width="6.028cm" svg:height="0.865cm" svg:x="5.536cm" svg:y="28.535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16.09cm" svg:y1="36.75cm" svg:x2="17.905cm" svg:y2="36.75cm">
            <text:p/>
          </draw:line>
          <draw:frame draw:style-name="gr10" draw:text-style-name="P6" draw:layer="layout" svg:width="2.469cm" svg:height="0.875cm" svg:x="15.763cm" svg:y="36.313cm">
            <draw:text-box>
              <text:p text:style-name="P5"><text:span text:style-name="T3">n</text:span></text:p>
            </draw:text-box>
          </draw:frame>
        </draw:g>
        <draw:g xml:id="id14" draw:id="id14">
          <draw:g>
            <draw:polygon draw:style-name="gr6" draw:text-style-name="P7" draw:layer="layout" svg:width="4cm" svg:height="2.5cm" svg:x="37.029cm" svg:y="11.914cm" svg:viewBox="0 0 4001 2501" draw:points="0,2501 4001,2501 4001,0 0,0">
              <text:p/>
            </draw:polygon>
            <draw:polygon draw:style-name="gr7" draw:text-style-name="P8" draw:layer="layout" svg:width="4cm" svg:height="2.5cm" svg:x="37.029cm" svg:y="11.914cm" svg:viewBox="0 0 4001 2501" draw:points="0,2501 4001,2501 4001,0 0,0">
              <text:p/>
            </draw:polygon>
          </draw:g>
          <draw:frame draw:style-name="gr8" draw:text-style-name="P6" draw:layer="layout" svg:width="4cm" svg:height="2.5cm" svg:x="37.029cm" svg:y="11.914cm">
            <draw:text-box>
              <text:p text:style-name="P5"><text:span text:style-name="T3">Condition</text:span></text:p>
            </draw:text-box>
          </draw:frame>
        </draw:g>
        <draw:g>
          <draw:g>
            <draw:polygon draw:style-name="gr6" draw:text-style-name="P7" draw:layer="layout" svg:width="2.5cm" svg:height="1.8cm" svg:x="33.279cm" svg:y="12.264cm" svg:viewBox="0 0 2501 1801" draw:points="1251,1801 2501,900 1251,0 0,900">
              <text:p/>
            </draw:polygon>
            <draw:polygon draw:style-name="gr7" draw:text-style-name="P8" draw:layer="layout" svg:width="2.5cm" svg:height="1.8cm" svg:x="33.279cm" svg:y="12.264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33.279cm" svg:y="12.264cm">
            <draw:text-box>
              <text:p text:style-name="P5"><text:span text:style-name="T3">is part of</text:span></text:p>
            </draw:text-box>
          </draw:frame>
        </draw:g>
        <draw:g>
          <draw:line draw:style-name="gr7" draw:text-style-name="P8" draw:layer="layout" svg:x1="31.858cm" svg:y1="13.164cm" svg:x2="33.278cm" svg:y2="13.164cm">
            <text:p/>
          </draw:line>
          <draw:frame draw:style-name="gr10" draw:text-style-name="P6" draw:layer="layout" svg:width="2.469cm" svg:height="0.875cm" svg:x="31.334cm" svg:y="12.727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35.779cm" svg:y1="13.164cm" svg:x2="37.029cm" svg:y2="13.164cm">
            <text:p/>
          </draw:line>
          <draw:frame draw:style-name="gr10" draw:text-style-name="P6" draw:layer="layout" svg:width="2.469cm" svg:height="0.875cm" svg:x="35.169cm" svg:y="12.727cm">
            <draw:text-box>
              <text:p text:style-name="P5"><text:span text:style-name="T3">n</text:span></text:p>
            </draw:text-box>
          </draw:frame>
        </draw:g>
        <draw:g xml:id="id11" draw:id="id11">
          <draw:g>
            <draw:polygon draw:style-name="gr6" draw:text-style-name="P7" draw:layer="layout" svg:width="4cm" svg:height="2.5cm" svg:x="42.692cm" svg:y="10.25cm" svg:viewBox="0 0 4001 2501" draw:points="0,2501 4001,2501 4001,0 0,0">
              <text:p/>
            </draw:polygon>
            <draw:polygon draw:style-name="gr7" draw:text-style-name="P8" draw:layer="layout" svg:width="4cm" svg:height="2.5cm" svg:x="42.692cm" svg:y="10.2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42.692cm" svg:y="10.25cm">
            <draw:text-box>
              <text:p text:style-name="P5"><text:span text:style-name="T3">Profile Condition</text:span></text:p>
            </draw:text-box>
          </draw:frame>
        </draw:g>
        <draw:g xml:id="id39" draw:id="id39">
          <draw:g>
            <draw:polygon draw:style-name="gr6" draw:text-style-name="P7" draw:layer="layout" svg:width="4cm" svg:height="2.5cm" svg:x="42.692cm" svg:y="13.5cm" svg:viewBox="0 0 4001 2501" draw:points="0,2501 4001,2501 4001,0 0,0">
              <text:p/>
            </draw:polygon>
            <draw:polygon draw:style-name="gr7" draw:text-style-name="P8" draw:layer="layout" svg:width="4cm" svg:height="2.5cm" svg:x="42.692cm" svg:y="13.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42.692cm" svg:y="13.5cm">
            <draw:text-box>
              <text:p text:style-name="P5"><text:span text:style-name="T3">Pattern Condition</text:span></text:p>
            </draw:text-box>
          </draw:frame>
        </draw:g>
        <draw:line draw:style-name="gr11" draw:text-style-name="P8" draw:layer="layout" svg:x1="42.691cm" svg:y1="12.332cm" svg:x2="41.029cm" svg:y2="12.332cm">
          <text:p/>
        </draw:line>
        <draw:line draw:style-name="gr11" draw:text-style-name="P8" draw:layer="layout" svg:x1="42.691cm" svg:y1="14.03cm" svg:x2="41.029cm" svg:y2="14.03cm">
          <text:p/>
        </draw:line>
        <draw:g xml:id="id41" draw:id="id41">
          <draw:g>
            <draw:polygon draw:style-name="gr6" draw:text-style-name="P7" draw:layer="layout" svg:width="4cm" svg:height="2.5cm" svg:x="51.058cm" svg:y="13.5cm" svg:viewBox="0 0 4001 2501" draw:points="0,2501 4001,2501 4001,0 0,0">
              <text:p/>
            </draw:polygon>
            <draw:polygon draw:style-name="gr7" draw:text-style-name="P8" draw:layer="layout" svg:width="4cm" svg:height="2.5cm" svg:x="51.058cm" svg:y="13.5cm" svg:viewBox="0 0 4001 2501" draw:points="0,2501 4001,2501 4001,0 0,0">
              <text:p/>
            </draw:polygon>
          </draw:g>
          <draw:frame draw:style-name="gr8" draw:text-style-name="P6" draw:layer="layout" svg:width="4cm" svg:height="2.5cm" svg:x="51.058cm" svg:y="13.5cm">
            <draw:text-box>
              <text:p text:style-name="P5"><text:span text:style-name="T3">Pattern Condition Property</text:span></text:p>
            </draw:text-box>
          </draw:frame>
        </draw:g>
        <draw:g>
          <draw:g>
            <draw:polygon draw:style-name="gr6" draw:text-style-name="P7" draw:layer="layout" svg:width="2.5cm" svg:height="1.8cm" svg:x="47.742cm" svg:y="13.85cm" svg:viewBox="0 0 2501 1801" draw:points="1251,1801 2501,900 1251,0 0,900">
              <text:p/>
            </draw:polygon>
            <draw:polygon draw:style-name="gr7" draw:text-style-name="P8" draw:layer="layout" svg:width="2.5cm" svg:height="1.8cm" svg:x="47.742cm" svg:y="13.85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47.742cm" svg:y="13.85cm">
            <draw:text-box>
              <text:p text:style-name="P5"><text:span text:style-name="T3">has</text:span></text:p>
            </draw:text-box>
          </draw:frame>
        </draw:g>
        <draw:g>
          <draw:line draw:style-name="gr7" draw:text-style-name="P8" draw:layer="layout" svg:x1="46.692cm" svg:y1="14.75cm" svg:x2="47.742cm" svg:y2="14.75cm">
            <text:p/>
          </draw:line>
          <draw:frame draw:style-name="gr10" draw:text-style-name="P6" draw:layer="layout" svg:width="2.469cm" svg:height="0.875cm" svg:x="45.982cm" svg:y="14.312cm">
            <draw:text-box>
              <text:p text:style-name="P5"><text:span text:style-name="T3">1</text:span></text:p>
            </draw:text-box>
          </draw:frame>
        </draw:g>
        <draw:g>
          <draw:line draw:style-name="gr7" draw:text-style-name="P8" draw:layer="layout" svg:x1="50.242cm" svg:y1="14.75cm" svg:x2="51.057cm" svg:y2="14.75cm">
            <text:p/>
          </draw:line>
          <draw:frame draw:style-name="gr10" draw:text-style-name="P6" draw:layer="layout" svg:width="2.469cm" svg:height="0.875cm" svg:x="49.415cm" svg:y="14.312cm">
            <draw:text-box>
              <text:p text:style-name="P5"><text:span text:style-name="T3">4</text:span></text:p>
            </draw:text-box>
          </draw:frame>
        </draw:g>
        <draw:g>
          <draw:polygon draw:style-name="gr15" draw:text-style-name="P8" draw:layer="layout" svg:width="16.636cm" svg:height="4.586cm" svg:x="40.894cm" svg:y="35.446cm" svg:viewBox="0 0 16637 4587" draw:points="0,4587 16637,4587 16637,0 0,0">
            <text:p/>
          </draw:polygon>
          <draw:frame draw:style-name="gr16" draw:text-style-name="P4" draw:layer="layout" svg:width="16.636cm" svg:height="6.21cm" svg:x="40.894cm" svg:y="35.446cm">
            <draw:text-box>
              <text:p text:style-name="P3"><text:span text:style-name="T4">Project:</text:span><text:span text:style-name="T4"><text:tab/></text:span><text:span text:style-name="T4"><text:tab/></text:span><text:span text:style-name="T4">Access Risk Tool</text:span></text:p>
              <text:p text:style-name="P3"><text:span text:style-name="T4">Team:</text:span><text:span text:style-name="T4"><text:tab/></text:span><text:span text:style-name="T4"><text:tab/></text:span><text:span text:style-name="T4"><text:tab/></text:span><text:span text:style-name="T4">Team 11</text:span></text:p>
              <text:p text:style-name="P3"><text:span text:style-name="T4">Author:</text:span><text:span text:style-name="T4"><text:tab/></text:span><text:span text:style-name="T4"><text:tab/></text:span><text:span text:style-name="T4">Marco Tröster/Schreibeis Joshua</text:span></text:p>
              <text:p text:style-name="P3"><text:span text:style-name="T4">Last Modified:</text:span><text:span text:style-name="T4"><text:tab/></text:span><text:span text:style-name="T4">22.05.2018</text:span></text:p>
              <text:p text:style-name="P3"><text:span text:style-name="T4"/></text:p>
            </draw:text-box>
          </draw:frame>
        </draw:g>
        <draw:g xml:id="id3" draw:id="id3">
          <draw:g>
            <draw:polygon draw:style-name="gr6" draw:text-style-name="P7" draw:layer="layout" svg:width="2.5cm" svg:height="1.8cm" svg:x="24.003cm" svg:y="7.47cm" svg:viewBox="0 0 2501 1801" draw:points="1251,1801 2501,900 1251,0 0,900">
              <text:p/>
            </draw:polygon>
            <draw:polygon draw:style-name="gr7" draw:text-style-name="P8" draw:layer="layout" svg:width="2.5cm" svg:height="1.8cm" svg:x="24.003cm" svg:y="7.47cm" svg:viewBox="0 0 2501 1801" draw:points="1251,1801 2501,900 1251,0 0,900">
              <text:p/>
            </draw:polygon>
          </draw:g>
          <draw:frame draw:style-name="gr9" draw:text-style-name="P6" draw:layer="layout" svg:width="2.5cm" svg:height="1.8cm" svg:x="24.003cm" svg:y="7.47cm">
            <draw:text-box>
              <text:p text:style-name="P5"><text:span text:style-name="T3">contains</text:span></text:p>
            </draw:text-box>
          </draw:frame>
        </draw:g>
        <draw:g xml:id="id2" draw:id="id2">
          <draw:g>
            <draw:polygon draw:style-name="gr6" draw:text-style-name="P7" draw:layer="layout" svg:width="4cm" svg:height="2.5cm" svg:x="18.097cm" svg:y="7.112cm" svg:viewBox="0 0 4001 2501" draw:points="0,2501 4001,2501 4001,0 0,0">
              <text:p/>
            </draw:polygon>
            <draw:polygon draw:style-name="gr7" draw:text-style-name="P8" draw:layer="layout" svg:width="4cm" svg:height="2.5cm" svg:x="18.097cm" svg:y="7.112cm" svg:viewBox="0 0 4001 2501" draw:points="0,2501 4001,2501 4001,0 0,0">
              <text:p/>
            </draw:polygon>
          </draw:g>
          <draw:frame draw:style-name="gr8" draw:text-style-name="P6" draw:layer="layout" svg:width="4cm" svg:height="2.5cm" svg:x="18.097cm" svg:y="7.112cm">
            <draw:text-box>
              <text:p text:style-name="P5"><text:span text:style-name="T3">Whitelist</text:span></text:p>
            </draw:text-box>
          </draw:frame>
        </draw:g>
        <draw:connector draw:style-name="gr17" draw:text-style-name="P9" draw:layer="layout" svg:x1="57.404cm" svg:y1="10.243cm" svg:x2="57.404cm" svg:y2="10.243cm" draw:start-shape="id1" draw:end-shape="id1" svg:d="M57404 10243z" svg:viewBox="0 0 1 1">
          <text:p/>
        </draw:connector>
        <draw:connector draw:style-name="gr18" draw:text-style-name="P10" draw:layer="layout" draw:type="line" svg:x1="22.098cm" svg:y1="8.362cm" svg:x2="24.003cm" svg:y2="8.37cm" draw:start-shape="id2" draw:start-glue-point="1" draw:end-shape="id3" draw:end-glue-point="3" svg:d="M22098 8362l1905 8" svg:viewBox="0 0 1906 9">
          <text:p text:style-name="P9">1</text:p>
        </draw:connector>
        <draw:connector draw:style-name="gr18" draw:text-style-name="P10" draw:layer="layout" draw:type="line" svg:x1="26.504cm" svg:y1="8.37cm" svg:x2="27.876cm" svg:y2="8.362cm" draw:start-shape="id3" draw:start-glue-point="1" draw:end-shape="id4" draw:end-glue-point="3" svg:d="M26504 8370l1372-8" svg:viewBox="0 0 1373 9">
          <text:p text:style-name="P9">n</text:p>
        </draw:connector>
        <draw:custom-shape draw:style-name="gr19" draw:text-style-name="P11" xml:id="id5" draw:id="id5" draw:layer="layout" svg:width="3.302cm" svg:height="1.143cm" svg:x="33.909cm" svg:y="7.747cm">
          <text:p text:style-name="P11"><text:span text:style-name="T5">Usecas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9" draw:layer="layout" svg:width="3.302cm" svg:height="1.143cm" svg:x="34.29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6" draw:id="id6" draw:layer="layout" svg:width="3.302cm" svg:height="1.143cm" svg:x="34.036cm" svg:y="9.525cm">
          <text:p text:style-name="P11"><text:span text:style-name="T5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31.877cm" svg:y1="8.362cm" svg:x2="33.909cm" svg:y2="8.319cm" draw:start-shape="id4" draw:start-glue-point="1" draw:end-shape="id5" draw:end-glue-point="6" svg:d="M31877 8362l2032-43" svg:viewBox="0 0 2033 44">
          <text:p/>
        </draw:connector>
        <draw:connector draw:style-name="gr21" draw:text-style-name="P10" draw:layer="layout" draw:type="line" svg:x1="31.877cm" svg:y1="8.362cm" svg:x2="34.036cm" svg:y2="10.097cm" draw:start-shape="id4" draw:start-glue-point="1" draw:end-shape="id6" draw:end-glue-point="6" svg:d="M31877 8362l2159 1735" svg:viewBox="0 0 2160 1736">
          <text:p/>
        </draw:connector>
        <draw:custom-shape draw:style-name="gr19" draw:text-style-name="P12" xml:id="id7" draw:id="id7" draw:layer="layout" svg:width="3.302cm" svg:height="1.143cm" svg:x="34.036cm" svg:y="5.842cm">
          <text:p text:style-name="P12"><text:span text:style-name="T6">Row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31.877cm" svg:y1="8.362cm" svg:x2="34.036cm" svg:y2="6.414cm" draw:start-shape="id4" draw:start-glue-point="1" draw:end-shape="id7" draw:end-glue-point="6" svg:d="M31877 8362l2159-1948" svg:viewBox="0 0 2160 1949">
          <text:p/>
        </draw:connector>
        <draw:custom-shape draw:style-name="gr19" draw:text-style-name="P12" xml:id="id8" draw:id="id8" draw:layer="layout" svg:width="3.302cm" svg:height="1.143cm" svg:x="18.415cm" svg:y="5.334cm">
          <text:p text:style-name="P12"><text:span text:style-name="T6">Whitelist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9" draw:id="id9" draw:layer="layout" svg:width="3.302cm" svg:height="1.143cm" svg:x="16.51cm" svg:y="10.16cm">
          <text:p text:style-name="P11"><text:span text:style-name="T5">Auth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10" draw:id="id10" draw:layer="layout" svg:width="3.302cm" svg:height="1.143cm" svg:x="20.066cm" svg:y="10.16cm">
          <text:p text:style-name="P11"><text:span text:style-name="T5">Creation 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20.066cm" svg:y1="6.477cm" svg:x2="20.097cm" svg:y2="7.112cm" draw:start-shape="id8" draw:start-glue-point="8" draw:end-shape="id2" draw:end-glue-point="0" svg:d="M20066 6477l31 635" svg:viewBox="0 0 32 636">
          <text:p/>
        </draw:connector>
        <draw:connector draw:style-name="gr21" draw:text-style-name="P10" draw:layer="layout" draw:type="line" svg:x1="18.161cm" svg:y1="10.16cm" svg:x2="20.097cm" svg:y2="9.613cm" draw:start-shape="id9" draw:start-glue-point="4" draw:end-shape="id2" draw:end-glue-point="2" svg:d="M18161 10160l1936-547" svg:viewBox="0 0 1937 548">
          <text:p/>
        </draw:connector>
        <draw:connector draw:style-name="gr21" draw:text-style-name="P10" draw:layer="layout" draw:type="line" svg:x1="20.097cm" svg:y1="9.613cm" svg:x2="21.717cm" svg:y2="10.16cm" draw:start-shape="id2" draw:start-glue-point="2" draw:end-shape="id10" draw:end-glue-point="4" svg:d="M20097 9613l1620 547" svg:viewBox="0 0 1621 548">
          <text:p/>
        </draw:connector>
        <draw:custom-shape draw:style-name="gr22" draw:text-style-name="P11" xml:id="id12" draw:id="id12" draw:layer="layout" svg:width="5.715cm" svg:height="1.143cm" svg:x="48.133cm" svg:y="10.16cm">
          <text:p text:style-name="P11"><text:span text:style-name="T5">Profil Condition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46.693cm" svg:y1="11.5cm" svg:x2="48.133cm" svg:y2="10.732cm" draw:start-shape="id11" draw:start-glue-point="1" draw:end-shape="id12" draw:end-glue-point="6" svg:d="M46693 11500l1440-768" svg:viewBox="0 0 1441 769">
          <text:p/>
        </draw:connector>
        <draw:custom-shape draw:style-name="gr23" draw:text-style-name="P12" xml:id="id13" draw:id="id13" draw:layer="layout" svg:width="4.953cm" svg:height="1.143cm" svg:x="37.465cm" svg:y="9.144cm">
          <text:p text:style-name="P12"><text:span text:style-name="T6">Use Case 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39.942cm" svg:y1="10.287cm" svg:x2="39.029cm" svg:y2="11.914cm" draw:start-shape="id13" draw:start-glue-point="8" draw:end-shape="id14" svg:d="M39942 10287l-913 1627" svg:viewBox="0 0 914 1628">
          <text:p/>
        </draw:connector>
        <draw:custom-shape draw:style-name="gr23" draw:text-style-name="P13" xml:id="id15" draw:id="id15" draw:layer="layout" svg:width="4.953cm" svg:height="1.143cm" svg:x="29.718cm" svg:y="15.24cm">
          <text:p text:style-name="P13"><text:span text:style-name="T5">Auth Patern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17" draw:id="id17" draw:layer="layout" svg:width="3.302cm" svg:height="1.143cm" svg:x="26.035cm" svg:y="15.24cm">
          <text:p text:style-name="P12"><text:span text:style-name="T6">Auth Patern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32.195cm" svg:y1="15.24cm" svg:x2="29.858cm" svg:y2="14.364cm" draw:start-shape="id15" draw:start-glue-point="4" draw:end-shape="id16" draw:end-glue-point="2" svg:d="M32195 15240l-2337-876" svg:viewBox="0 0 2338 877">
          <text:p/>
        </draw:connector>
        <draw:connector draw:style-name="gr21" draw:text-style-name="P10" draw:layer="layout" draw:type="line" svg:x1="29.858cm" svg:y1="14.364cm" svg:x2="27.686cm" svg:y2="15.24cm" draw:start-shape="id16" draw:start-glue-point="2" draw:end-shape="id17" draw:end-glue-point="4" svg:d="M29858 14364l-2172 876" svg:viewBox="0 0 2173 877">
          <text:p/>
        </draw:connector>
        <draw:custom-shape draw:style-name="gr24" draw:text-style-name="P12" xml:id="id22" draw:id="id22" draw:layer="layout" svg:width="4.318cm" svg:height="1.143cm" svg:x="12.954cm" svg:y="18.796cm">
          <text:p text:style-name="P12"><text:span text:style-name="T6">Whitelist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25" draw:id="id25" draw:layer="layout" svg:width="3.302cm" svg:height="1.143cm" svg:x="12.954cm" svg:y="21.717cm">
          <text:p text:style-name="P11"><text:span text:style-name="T5">Auth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24" draw:id="id24" draw:layer="layout" svg:width="3.302cm" svg:height="1.143cm" svg:x="12.954cm" svg:y="20.32cm">
          <text:p text:style-name="P11"><text:span text:style-name="T5">Creation da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xml:id="id19" draw:id="id19" draw:layer="layout" svg:width="3.302cm" svg:height="1.143cm" svg:x="33.147cm" svg:y="17.653cm">
          <text:p text:style-name="P12"><text:span text:style-name="T6">Row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20" draw:id="id20" draw:layer="layout" svg:width="3.302cm" svg:height="1.143cm" svg:x="33.147cm" svg:y="19.304cm">
          <text:p text:style-name="P11"><text:span text:style-name="T5">Usecas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3.302cm" svg:height="1.143cm" svg:x="33.91cm" svg:y="7.747cm">
          <text:p text:style-name="P11"><text:span text:style-name="T5">Usecase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21" draw:id="id21" draw:layer="layout" svg:width="3.302cm" svg:height="1.143cm" svg:x="33.147cm" svg:y="21.082cm">
          <text:p text:style-name="P11"><text:span text:style-name="T5">User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31.777cm" svg:y1="19.914cm" svg:x2="33.147cm" svg:y2="18.225cm" draw:start-shape="id18" draw:start-glue-point="1" draw:end-shape="id19" draw:end-glue-point="6" svg:d="M31777 19914l1370-1689" svg:viewBox="0 0 1371 1690">
          <text:p/>
        </draw:connector>
        <draw:connector draw:style-name="gr21" draw:text-style-name="P10" draw:layer="layout" draw:type="line" svg:x1="31.777cm" svg:y1="19.914cm" svg:x2="33.147cm" svg:y2="19.876cm" draw:start-shape="id18" draw:start-glue-point="1" draw:end-shape="id20" draw:end-glue-point="6" svg:d="M31777 19914l1370-38" svg:viewBox="0 0 1371 39">
          <text:p/>
        </draw:connector>
        <draw:connector draw:style-name="gr21" draw:text-style-name="P10" draw:layer="layout" draw:type="line" svg:x1="31.777cm" svg:y1="19.914cm" svg:x2="33.147cm" svg:y2="21.653cm" draw:start-shape="id18" draw:start-glue-point="1" draw:end-shape="id21" svg:d="M31777 19914l1370 1739" svg:viewBox="0 0 1371 1740">
          <text:p/>
        </draw:connector>
        <draw:connector draw:style-name="gr21" draw:text-style-name="P10" draw:layer="layout" draw:type="line" svg:x1="17.272cm" svg:y1="19.368cm" svg:x2="17.961cm" svg:y2="19.914cm" draw:start-shape="id22" draw:start-glue-point="10" draw:end-shape="id23" draw:end-glue-point="3" svg:d="M17272 19368l689 546" svg:viewBox="0 0 690 547">
          <text:p/>
        </draw:connector>
        <draw:connector draw:style-name="gr21" draw:text-style-name="P10" draw:layer="layout" draw:type="line" svg:x1="16.256cm" svg:y1="20.892cm" svg:x2="17.961cm" svg:y2="19.914cm" draw:start-shape="id24" draw:start-glue-point="10" draw:end-shape="id23" draw:end-glue-point="3" svg:d="M16256 20892l1705-978" svg:viewBox="0 0 1706 979">
          <text:p/>
        </draw:connector>
        <draw:connector draw:style-name="gr21" draw:text-style-name="P10" draw:layer="layout" draw:type="line" svg:x1="16.256cm" svg:y1="22.289cm" svg:x2="17.961cm" svg:y2="19.914cm" draw:start-shape="id25" draw:start-glue-point="10" draw:end-shape="id23" draw:end-glue-point="3" svg:d="M16256 22289l1705-2375" svg:viewBox="0 0 1706 2376">
          <text:p/>
        </draw:connector>
        <draw:custom-shape draw:style-name="gr19" draw:text-style-name="P12" xml:id="id26" draw:id="id26" draw:layer="layout" svg:width="3.302cm" svg:height="1.143cm" svg:x="24.638cm" svg:y="21.717cm">
          <text:p text:style-name="P12"><text:span text:style-name="T6">Auth Patern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28" draw:id="id28" draw:layer="layout" svg:width="4.953cm" svg:height="1.143cm" svg:x="28.194cm" svg:y="21.717cm">
          <text:p text:style-name="P13"><text:span text:style-name="T5">Auth Patern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26.289cm" svg:y1="22.86cm" svg:x2="29.764cm" svg:y2="23.453cm" draw:start-shape="id26" draw:start-glue-point="8" draw:end-shape="id27" draw:end-glue-point="0" svg:d="M26289 22860l3475 593" svg:viewBox="0 0 3476 594">
          <text:p/>
        </draw:connector>
        <draw:connector draw:style-name="gr21" draw:text-style-name="P10" draw:layer="layout" draw:type="line" svg:x1="30.671cm" svg:y1="22.86cm" svg:x2="29.764cm" svg:y2="23.453cm" draw:start-shape="id28" draw:start-glue-point="8" draw:end-shape="id27" draw:end-glue-point="0" svg:d="M30671 22860l-907 593" svg:viewBox="0 0 908 594">
          <text:p/>
        </draw:connector>
        <draw:custom-shape draw:style-name="gr23" draw:text-style-name="P12" xml:id="id29" draw:id="id29" draw:layer="layout" svg:width="4.953cm" svg:height="1.143cm" svg:x="36.83cm" svg:y="21.59cm">
          <text:p text:style-name="P12"><text:span text:style-name="T6">Use Case 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39.307cm" svg:y1="22.733cm" svg:x2="38.971cm" svg:y2="23.628cm" draw:start-shape="id29" draw:start-glue-point="8" draw:end-shape="id30" draw:end-glue-point="0" svg:d="M39307 22733l-336 895" svg:viewBox="0 0 337 896">
          <text:p/>
        </draw:connector>
        <draw:custom-shape draw:style-name="gr23" draw:text-style-name="P13" xml:id="id32" draw:id="id32" draw:layer="layout" svg:width="4.953cm" svg:height="1.143cm" svg:x="47.752cm" svg:y="21.59cm">
          <text:p text:style-name="P13"><text:span text:style-name="T7">Profile Condition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46.635cm" svg:y1="23.214cm" svg:x2="47.752cm" svg:y2="22.162cm" draw:start-shape="id31" draw:start-glue-point="1" draw:end-shape="id32" draw:end-glue-point="6" svg:d="M46635 23214l1117-1052" svg:viewBox="0 0 1118 1053">
          <text:p/>
        </draw:connector>
        <draw:custom-shape draw:style-name="gr23" draw:text-style-name="P13" xml:id="id35" draw:id="id35" draw:layer="layout" svg:width="4.953cm" svg:height="1.143cm" svg:x="44.78cm" svg:y="28.751cm">
          <text:p text:style-name="P13"><text:span text:style-name="T7">Pattern Condition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33" draw:id="id33" draw:layer="layout" svg:width="5.334cm" svg:height="1.143cm" svg:x="38.862cm" svg:y="28.702cm">
          <text:p text:style-name="P13"><text:span text:style-name="T7">Pattern Condition 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41.529cm" svg:y1="28.702cm" svg:x2="44.634cm" svg:y2="27.715cm" draw:start-shape="id33" draw:start-glue-point="4" draw:end-shape="id34" draw:end-glue-point="2" svg:d="M41529 28702l3105-987" svg:viewBox="0 0 3106 988">
          <text:p/>
        </draw:connector>
        <draw:connector draw:style-name="gr21" draw:text-style-name="P10" draw:layer="layout" draw:type="line" svg:x1="44.634cm" svg:y1="27.715cm" svg:x2="47.257cm" svg:y2="28.751cm" draw:start-shape="id34" draw:start-glue-point="2" draw:end-shape="id35" draw:end-glue-point="4" svg:d="M44634 27715l2623 1036" svg:viewBox="0 0 2624 1037">
          <text:p/>
        </draw:connector>
        <draw:custom-shape draw:style-name="gr26" draw:text-style-name="P13" xml:id="id37" draw:id="id37" draw:layer="layout" svg:width="6.731cm" svg:height="1.143cm" svg:x="50.165cm" svg:y="28.702cm">
          <text:p text:style-name="P13"><text:span text:style-name="T7">Pattern Condition Property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53cm" svg:y1="27.715cm" svg:x2="53.531cm" svg:y2="28.702cm" draw:start-shape="id36" draw:start-glue-point="2" draw:end-shape="id37" draw:end-glue-point="4" svg:d="M53000 27715l531 987" svg:viewBox="0 0 532 988">
          <text:p/>
        </draw:connector>
        <draw:custom-shape draw:style-name="gr25" draw:text-style-name="P13" xml:id="id38" draw:id="id38" draw:layer="layout" svg:width="5.334cm" svg:height="1.143cm" svg:x="39.116cm" svg:y="16.51cm">
          <text:p text:style-name="P13"><text:span text:style-name="T7">Pattern Condition 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40" draw:id="id40" draw:layer="layout" svg:width="4.953cm" svg:height="1.143cm" svg:x="44.958cm" svg:y="16.51cm">
          <text:p text:style-name="P13"><text:span text:style-name="T7">Pattern Condition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42" draw:id="id42" draw:layer="layout" svg:width="6.731cm" svg:height="1.143cm" svg:x="50.292cm" svg:y="16.637cm">
          <text:p text:style-name="P13"><text:span text:style-name="T7">Pattern Condition Property 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41.783cm" svg:y1="16.51cm" svg:x2="44.692cm" svg:y2="16.001cm" draw:start-shape="id38" draw:start-glue-point="4" draw:end-shape="id39" draw:end-glue-point="2" svg:d="M41783 16510l2909-509" svg:viewBox="0 0 2910 510">
          <text:p/>
        </draw:connector>
        <draw:connector draw:style-name="gr21" draw:text-style-name="P10" draw:layer="layout" draw:type="line" svg:x1="44.692cm" svg:y1="16.001cm" svg:x2="47.435cm" svg:y2="16.51cm" draw:start-shape="id39" draw:start-glue-point="2" draw:end-shape="id40" draw:end-glue-point="4" svg:d="M44692 16001l2743 509" svg:viewBox="0 0 2744 510">
          <text:p/>
        </draw:connector>
        <draw:connector draw:style-name="gr21" draw:text-style-name="P10" draw:layer="layout" draw:type="line" svg:x1="53.058cm" svg:y1="16.001cm" svg:x2="53.658cm" svg:y2="16.637cm" draw:start-shape="id41" draw:start-glue-point="2" draw:end-shape="id42" draw:end-glue-point="4" svg:d="M53058 16001l600 636" svg:viewBox="0 0 601 637">
          <text:p/>
        </draw:connector>
        <draw:custom-shape draw:style-name="gr27" draw:text-style-name="P12" xml:id="id44" draw:id="id44" draw:layer="layout" svg:width="4.064cm" svg:height="1.143cm" svg:x="32.893cm" svg:y="29.591cm">
          <text:p text:style-name="P12"><text:span text:style-name="T6">Critical Access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xml:id="id45" draw:id="id45" draw:layer="layout" svg:width="4.572cm" svg:height="1.143cm" svg:x="32.766cm" svg:y="31.115cm">
          <text:p text:style-name="P11"><text:span text:style-name="T5">Critical Access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31.838cm" svg:y1="30.756cm" svg:x2="32.893cm" svg:y2="30.163cm" draw:start-shape="id43" draw:start-glue-point="1" draw:end-shape="id44" draw:end-glue-point="6" svg:d="M31838 30756l1055-593" svg:viewBox="0 0 1056 594">
          <text:p/>
        </draw:connector>
        <draw:connector draw:style-name="gr21" draw:text-style-name="P10" draw:layer="layout" draw:type="line" svg:x1="31.838cm" svg:y1="30.756cm" svg:x2="32.766cm" svg:y2="31.687cm" draw:start-shape="id43" draw:start-glue-point="1" draw:end-shape="id45" draw:end-glue-point="6" svg:d="M31838 30756l928 931" svg:viewBox="0 0 929 932">
          <text:p/>
        </draw:connector>
        <draw:custom-shape draw:style-name="gr27" draw:text-style-name="P12" xml:id="id46" draw:id="id46" draw:layer="layout" svg:width="4.064cm" svg:height="1.143cm" svg:x="17.907cm" svg:y="32.512cm">
          <text:p text:style-name="P12"><text:span text:style-name="T6">ART Query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19.939cm" svg:y1="32.512cm" svg:x2="19.906cm" svg:y2="32.007cm" draw:start-shape="id46" draw:start-glue-point="4" draw:end-shape="id47" draw:end-glue-point="2" svg:d="M19939 32512l-33-505" svg:viewBox="0 0 34 506">
          <text:p/>
        </draw:connector>
        <draw:connector draw:style-name="gr18" draw:text-style-name="P10" draw:layer="layout" draw:type="line" svg:x1="14.116cm" svg:y1="23.495cm" svg:x2="19.961cm" svg:y2="21.165cm" draw:start-shape="id48" draw:start-glue-point="0" draw:end-shape="id23" draw:end-glue-point="2" svg:d="M14116 23495l5845-2330" svg:viewBox="0 0 5846 2331">
          <text:p text:style-name="P9">1</text:p>
        </draw:connector>
        <draw:connector draw:style-name="gr18" draw:text-style-name="P10" draw:layer="layout" draw:type="line" svg:x1="15.367cm" svg:y1="24.395cm" svg:x2="17.948cm" svg:y2="24.703cm" draw:start-shape="id48" draw:start-glue-point="1" draw:end-shape="id49" draw:end-glue-point="3" svg:d="M15367 24395l2581 308" svg:viewBox="0 0 2582 309">
          <text:p text:style-name="P9">n</text:p>
        </draw:connector>
        <draw:custom-shape draw:style-name="gr19" draw:text-style-name="P11" xml:id="id53" draw:id="id53" draw:layer="layout" svg:width="3.302cm" svg:height="1.143cm" svg:x="21.082cm" svg:y="21.717cm">
          <text:p text:style-name="P11"><text:span text:style-name="T5">Target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50" draw:id="id50" draw:layer="layout" svg:width="3.302cm" svg:height="1.143cm" svg:x="16.256cm" svg:y="14.986cm">
          <text:p text:style-name="P11"><text:span text:style-name="T5">Target Syste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xml:id="id52" draw:id="id52" draw:layer="layout" svg:width="3.302cm" svg:height="1.143cm" svg:x="20.066cm" svg:y="14.986cm">
          <text:p text:style-name="P11"><text:span text:style-name="T5">Config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17.907cm" svg:y1="14.986cm" svg:x2="20.042cm" svg:y2="14.364cm" draw:start-shape="id50" draw:start-glue-point="4" draw:end-shape="id51" draw:end-glue-point="2" svg:d="M17907 14986l2135-622" svg:viewBox="0 0 2136 623">
          <text:p/>
        </draw:connector>
        <draw:connector draw:style-name="gr21" draw:text-style-name="P10" draw:layer="layout" draw:type="line" svg:x1="20.042cm" svg:y1="14.364cm" svg:x2="21.717cm" svg:y2="14.986cm" draw:start-shape="id51" draw:start-glue-point="2" draw:end-shape="id52" draw:end-glue-point="4" svg:d="M20042 14364l1675 622" svg:viewBox="0 0 1676 623">
          <text:p/>
        </draw:connector>
        <draw:connector draw:style-name="gr21" draw:text-style-name="P10" draw:layer="layout" draw:type="line" svg:x1="22.733cm" svg:y1="22.86cm" svg:x2="19.948cm" svg:y2="23.453cm" draw:start-shape="id53" draw:start-glue-point="8" draw:end-shape="id49" draw:end-glue-point="0" svg:d="M22733 22860l-2785 593" svg:viewBox="0 0 2786 594">
          <text:p/>
        </draw:connector>
        <draw:custom-shape draw:style-name="gr19" draw:text-style-name="P11" xml:id="id54" draw:id="id54" draw:layer="layout" svg:width="3.302cm" svg:height="1.143cm" svg:x="17.653cm" svg:y="21.717cm">
          <text:p text:style-name="P11"><text:span text:style-name="T5">Config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line" svg:x1="19.304cm" svg:y1="22.86cm" svg:x2="19.948cm" svg:y2="23.453cm" draw:start-shape="id54" draw:start-glue-point="8" draw:end-shape="id49" draw:end-glue-point="0" svg:d="M19304 22860l644 593" svg:viewBox="0 0 645 594">
          <text:p/>
        </draw:connector>
        <draw:connector draw:style-name="gr18" draw:text-style-name="P10" draw:layer="layout" draw:type="line" svg:x1="15.709cm" svg:y1="8.37cm" svg:x2="18.097cm" svg:y2="8.362cm" draw:start-shape="id55" draw:start-glue-point="1" draw:end-shape="id2" draw:end-glue-point="3" svg:d="M15709 8370l2388-8" svg:viewBox="0 0 2389 9">
          <text:p text:style-name="P9">n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M10 12l-5 15h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1.2$Windows_X86_64 LibreOffice_project/ea7cb86e6eeb2bf3a5af73a8f7777ac570321527</meta:generator>
    <dc:date>2018-05-22T13:52:03.687000000</dc:date>
    <meta:editing-duration>PT9M52S</meta:editing-duration>
    <meta:editing-cycles>1</meta:editing-cycles>
    <meta:document-statistic meta:object-count="382"/>
  </office:meta>
</office:document-meta>
</file>